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4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16372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style-name="ce2"/>
          <table:table-cell office:value-type="string" table:style-name="ce2">
            <text:p>coords E</text:p>
          </table:table-cell>
          <table:table-cell office:value-type="string" table:style-name="ce2">
            <text:p>coords P</text:p>
          </table:table-cell>
          <table:table-cell office:value-type="string" table:style-name="ce2">
            <text:p>delta E - P</text:p>
          </table:table-cell>
          <table:table-cell office:value-type="string" table:style-name="ce2">
            <text:p>vector P dir</text:p>
          </table:table-cell>
          <table:table-cell office:value-type="string" table:style-name="ce2">
            <text:p>vector mult.</text:p>
          </table:table-cell>
          <table:table-cell office:value-type="string" table:style-name="ce2">
            <text:p>nb turns</text:p>
          </table:table-cell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table:style-name="ce4"/>
          <table:table-cell office:value-type="string" table:style-name="ce5">
            <text:p>E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3]-[.H3]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I3]*[.J3]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2" table:formula="of:=[.G4]-[.H4]" table:style-name="ce2">
            <text:p>-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4]*[.J4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9">
            <text:p>&gt;</text:p>
          </table:table-cell>
          <table:table-cell table:style-name="ce10"/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2" table:style-name="ce2"/>
          <table:table-cell office:value-type="float" office:value="2" table:formula="of:=[.I3]*[.J3]+[.I4]*[.J4]" table:style-name="ce2">
            <text:p>2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table:style-name="ce4"/>
          <table:table-cell office:value-type="string" table:style-name="ce5">
            <text:p>E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7]-[.H7]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7]*[.J7]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2" table:formula="of:=[.G8]-[.H8]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2" table:formula="of:=[.I8]*[.J8]" table:style-name="ce2">
            <text:p>2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9">
            <text:p>^</text:p>
          </table:table-cell>
          <table:table-cell table:style-name="ce10"/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2" table:formula="of:=[.I7]*[.J7]+[.I8]*[.J8]" table:style-name="ce2">
            <text:p>2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table:style-name="ce4"/>
          <table:table-cell office:value-type="string" table:style-name="ce5">
            <text:p>E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11]-[.H11]" table:style-name="ce2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2" table:formula="of:=[.I11]*[.J11]" table:style-name="ce2">
            <text:p>-2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2" table:formula="of:=[.G12]-[.H12]" table:style-name="ce2">
            <text:p>-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12]*[.J12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9">
            <text:p>&lt;</text:p>
          </table:table-cell>
          <table:table-cell table:style-name="ce10"/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-2" table:formula="of:=[.I11]*[.J11]+[.I12]*[.J12]" table:style-name="ce2">
            <text:p>-2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table:style-name="ce4"/>
          <table:table-cell office:value-type="string" table:style-name="ce5">
            <text:p>E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15]-[.H15]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15]*[.J15]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2" table:formula="of:=[.G16]-[.H16]" table:style-name="ce2">
            <text:p>-2</text:p>
          </table:table-cell>
          <table:table-cell office:value-type="float" office:value="1" table:style-name="ce2">
            <text:p>1</text:p>
          </table:table-cell>
          <table:table-cell office:value-type="float" office:value="-2" table:formula="of:=[.I16]*[.J16]" table:style-name="ce2">
            <text:p>-2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9">
            <text:p>v</text:p>
          </table:table-cell>
          <table:table-cell table:style-name="ce10"/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-2" table:formula="of:=[.I15]*[.J15]+[.I16]*[.J16]" table:style-name="ce2">
            <text:p>-2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&gt;</text:p>
          </table:table-cell>
          <table:table-cell table:style-name="ce4"/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19]-[.H19]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I19]*[.J19]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20]-[.H20]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20]*[.J20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table:style-name="ce10"/>
          <table:table-cell office:value-type="string" table:style-name="ce11">
            <text:p>E</text:p>
          </table:table-cell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2" table:style-name="ce2"/>
          <table:table-cell office:value-type="float" office:value="2" table:formula="of:=[.I19]*[.J19]+[.I20]*[.J20]" table:style-name="ce2">
            <text:p>2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^</text:p>
          </table:table-cell>
          <table:table-cell table:style-name="ce4"/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23]-[.H23]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23]*[.J23]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24]-[.H24]" table:style-name="ce2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2" table:formula="of:=[.I24]*[.J24]" table:style-name="ce2">
            <text:p>-2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table:style-name="ce10"/>
          <table:table-cell office:value-type="string" table:style-name="ce11">
            <text:p>E</text:p>
          </table:table-cell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-2" table:formula="of:=[.I23]*[.J23]+[.I24]*[.J24]" table:style-name="ce2">
            <text:p>-2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&lt;</text:p>
          </table:table-cell>
          <table:table-cell table:style-name="ce4"/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27]-[.H27]" table:style-name="ce2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2" table:formula="of:=[.I27]*[.J27]" table:style-name="ce2">
            <text:p>-2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28]-[.H28]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28]*[.J28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table:style-name="ce10"/>
          <table:table-cell office:value-type="string" table:style-name="ce11">
            <text:p>E</text:p>
          </table:table-cell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-2" table:formula="of:=[.I27]*[.J27]+[.I28]*[.J28]" table:style-name="ce2">
            <text:p>-2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v</text:p>
          </table:table-cell>
          <table:table-cell table:style-name="ce4"/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31]-[.H31]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31]*[.J31]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32]-[.H32]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I32]*[.J32]" table:style-name="ce2">
            <text:p>2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table:style-name="ce10"/>
          <table:table-cell office:value-type="string" table:style-name="ce11">
            <text:p>E</text:p>
          </table:table-cell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2" table:formula="of:=[.I31]*[.J31]+[.I32]*[.J32]" table:style-name="ce2">
            <text:p>2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table:style-name="ce4"/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35]-[.H35]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I35]*[.J35]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6">
            <text:p>&gt;</text:p>
          </table:table-cell>
          <table:table-cell table:style-name="ce7"/>
          <table:table-cell office:value-type="string" table:style-name="ce8">
            <text:p>E</text:p>
          </table:table-cell>
          <table:table-cell table:style-name="ce1"/>
          <table:table-cell office:value-type="string" table:style-name="ce2">
            <text:p>y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of:=[.G36]-[.H36]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36]*[.J36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table:style-name="ce10"/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2" table:style-name="ce2"/>
          <table:table-cell office:value-type="float" office:value="2" table:formula="of:=[.I35]*[.J35]+[.I36]*[.J36]" table:style-name="ce2">
            <text:p>2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table:style-name="ce4"/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39]-[.H39]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39]*[.J39]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6">
            <text:p>^</text:p>
          </table:table-cell>
          <table:table-cell table:style-name="ce7"/>
          <table:table-cell office:value-type="string" table:style-name="ce8">
            <text:p>E</text:p>
          </table:table-cell>
          <table:table-cell table:style-name="ce1"/>
          <table:table-cell office:value-type="string" table:style-name="ce2">
            <text:p>y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of:=[.G40]-[.H40]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0" table:formula="of:=[.I40]*[.J40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table:style-name="ce10"/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0" table:formula="of:=[.I39]*[.J39]+[.I40]*[.J40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table:style-name="ce4"/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43]-[.H43]" table:style-name="ce2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2" table:formula="of:=[.I43]*[.J43]" table:style-name="ce2">
            <text:p>-2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6">
            <text:p>&lt;</text:p>
          </table:table-cell>
          <table:table-cell table:style-name="ce7"/>
          <table:table-cell office:value-type="string" table:style-name="ce8">
            <text:p>E</text:p>
          </table:table-cell>
          <table:table-cell table:style-name="ce1"/>
          <table:table-cell office:value-type="string" table:style-name="ce2">
            <text:p>y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of:=[.G44]-[.H44]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44]*[.J44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table:style-name="ce10"/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-2" table:formula="of:=[.I43]*[.J43]+[.I44]*[.J44]" table:style-name="ce2">
            <text:p>-2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table:style-name="ce4"/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47]-[.H47]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47]*[.J47]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6">
            <text:p>v</text:p>
          </table:table-cell>
          <table:table-cell table:style-name="ce7"/>
          <table:table-cell office:value-type="string" table:style-name="ce8">
            <text:p>E</text:p>
          </table:table-cell>
          <table:table-cell table:style-name="ce1"/>
          <table:table-cell office:value-type="string" table:style-name="ce2">
            <text:p>y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of:=[.G48]-[.H48]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[.I48]*[.J48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table:style-name="ce10"/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0" table:formula="of:=[.I47]*[.J47]+[.I48]*[.J48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office:value-type="string" table:style-name="ce4">
            <text:p>E</text:p>
          </table:table-cell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of:=[.G51]-[.H51]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[.I51]*[.J51]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2" table:formula="of:=[.G52]-[.H52]" table:style-name="ce2">
            <text:p>-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52]*[.J52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office:value-type="string" table:style-name="ce10">
            <text:p>&gt;</text:p>
          </table:table-cell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2" table:style-name="ce2"/>
          <table:table-cell office:value-type="float" office:value="0" table:formula="of:=[.I51]*[.J51]+[.I52]*[.J52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office:value-type="string" table:style-name="ce4">
            <text:p>E</text:p>
          </table:table-cell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of:=[.G55]-[.H55]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55]*[.J55]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2" table:formula="of:=[.G56]-[.H56]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2" table:formula="of:=[.I56]*[.J56]" table:style-name="ce2">
            <text:p>2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office:value-type="string" table:style-name="ce10">
            <text:p>^</text:p>
          </table:table-cell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2" table:formula="of:=[.I55]*[.J55]+[.I56]*[.J56]" table:style-name="ce2">
            <text:p>2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office:value-type="string" table:style-name="ce4">
            <text:p>E</text:p>
          </table:table-cell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of:=[.G59]-[.H59]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0" table:formula="of:=[.I59]*[.J59]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2" table:formula="of:=[.G60]-[.H60]" table:style-name="ce2">
            <text:p>-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60]*[.J60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office:value-type="string" table:style-name="ce10">
            <text:p>&lt;</text:p>
          </table:table-cell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0" table:formula="of:=[.I59]*[.J59]+[.I60]*[.J60]" table:style-name="ce2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1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3"/>
          <table:table-cell office:value-type="string" table:style-name="ce4">
            <text:p>E</text:p>
          </table:table-cell>
          <table:table-cell table:style-name="ce5"/>
          <table:table-cell table:style-name="ce1"/>
          <table:table-cell office:value-type="string" table:style-name="ce2">
            <text:p>x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of:=[.G63]-[.H63]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63]*[.J63]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2">
            <text:p>y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2" table:formula="of:=[.G64]-[.H64]" table:style-name="ce2">
            <text:p>-2</text:p>
          </table:table-cell>
          <table:table-cell office:value-type="float" office:value="1" table:style-name="ce2">
            <text:p>1</text:p>
          </table:table-cell>
          <table:table-cell office:value-type="float" office:value="-2" table:formula="of:=[.I64]*[.J64]" table:style-name="ce2">
            <text:p>-2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table:style-name="ce9"/>
          <table:table-cell office:value-type="string" table:style-name="ce10">
            <text:p>v</text:p>
          </table:table-cell>
          <table:table-cell table:style-name="ce11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-2" table:formula="of:=[.I63]*[.J63]+[.I64]*[.J64]" table:style-name="ce2">
            <text:p>-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style-name="ce1"/>
          <table:table-cell office:value-type="string" table:style-name="ce2">
            <text:p>x</text:p>
          </table:table-cell>
          <table:table-cell table:number-columns-repeated="2" table:style-name="ce2"/>
          <table:table-cell office:value-type="float" office:value="0" table:formula="of:=[.G67]-[.H67]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[.I67]*[.J67]" table:style-name="ce2">
            <text:p>0</text:p>
          </table:table-cell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1"/>
          <table:table-cell office:value-type="string" table:style-name="ce2">
            <text:p>y</text:p>
          </table:table-cell>
          <table:table-cell table:number-columns-repeated="2" table:style-name="ce2"/>
          <table:table-cell office:value-type="float" office:value="0" table:formula="of:=[.G68]-[.H68]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68]*[.J68]" table:style-name="ce2">
            <text:p>0</text:p>
          </table:table-cell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2" table:style-name="ce2"/>
          <table:table-cell office:value-type="float" office:value="0" table:formula="of:=[.I67]*[.J67]+[.I68]*[.J68]" table:style-name="ce2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style-name="ce1"/>
          <table:table-cell office:value-type="string" table:style-name="ce2">
            <text:p>x</text:p>
          </table:table-cell>
          <table:table-cell table:number-columns-repeated="2" table:style-name="ce2"/>
          <table:table-cell office:value-type="float" office:value="0" table:formula="of:=[.G71]-[.H71]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71]*[.J71]" table:style-name="ce2">
            <text:p>0</text:p>
          </table:table-cell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1"/>
          <table:table-cell office:value-type="string" table:style-name="ce2">
            <text:p>y</text:p>
          </table:table-cell>
          <table:table-cell table:number-columns-repeated="2" table:style-name="ce2"/>
          <table:table-cell office:value-type="float" office:value="0" table:formula="of:=[.G72]-[.H72]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0" table:formula="of:=[.I72]*[.J72]" table:style-name="ce2">
            <text:p>0</text:p>
          </table:table-cell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0" table:formula="of:=[.I71]*[.J71]+[.I72]*[.J72]" table:style-name="ce2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style-name="ce1"/>
          <table:table-cell office:value-type="string" table:style-name="ce2">
            <text:p>x</text:p>
          </table:table-cell>
          <table:table-cell table:number-columns-repeated="2" table:style-name="ce2"/>
          <table:table-cell office:value-type="float" office:value="0" table:formula="of:=[.G75]-[.H75]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0" table:formula="of:=[.I75]*[.J75]" table:style-name="ce2">
            <text:p>0</text:p>
          </table:table-cell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1"/>
          <table:table-cell office:value-type="string" table:style-name="ce2">
            <text:p>y</text:p>
          </table:table-cell>
          <table:table-cell table:number-columns-repeated="2" table:style-name="ce2"/>
          <table:table-cell office:value-type="float" office:value="0" table:formula="of:=[.G76]-[.H76]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76]*[.J76]" table:style-name="ce2">
            <text:p>0</text:p>
          </table:table-cell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1"/>
          <table:table-cell office:value-type="string" table:style-name="ce2">
            <text:p>dir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0" table:formula="of:=[.I75]*[.J75]+[.I76]*[.J76]" table:style-name="ce2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style-name="ce1"/>
          <table:table-cell office:value-type="string" table:style-name="ce2">
            <text:p>x</text:p>
          </table:table-cell>
          <table:table-cell table:number-columns-repeated="2" table:style-name="ce2"/>
          <table:table-cell office:value-type="float" office:value="0" table:formula="of:=[.G79]-[.H79]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I79]*[.J79]" table:style-name="ce2">
            <text:p>0</text:p>
          </table:table-cell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1"/>
          <table:table-cell office:value-type="string" table:style-name="ce2">
            <text:p>y</text:p>
          </table:table-cell>
          <table:table-cell table:number-columns-repeated="2" table:style-name="ce2"/>
          <table:table-cell office:value-type="float" office:value="0" table:formula="of:=[.G80]-[.H80]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[.I80]*[.J80]" table:style-name="ce2">
            <text:p>0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string" table:style-name="ce2">
            <text:p>dir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0" table:formula="of:=[.I79]*[.J79]+[.I80]*[.J80]" table:style-name="ce2">
            <text:p>0</text:p>
          </table:table-cell>
          <table:table-cell table:number-columns-repeated="16373"/>
        </table:table-row>
        <table:table-row table:number-rows-repeated="1048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Cédric CHAILLOU</meta:initial-creator>
    <dc:creator>Cédric CHAILLOU</dc:creator>
    <meta:creation-date>2024-12-26T15:26:47Z</meta:creation-date>
    <dc:date>2024-12-30T21:03:55Z</dc:date>
  </office:meta>
</office:document-meta>
</file>